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2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style:font-size-asian="10pt" style:font-size-complex="10pt"/>
    </style:style>
    <style:style style:name="P3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bold" officeooo:rsid="00052cd0" officeooo:paragraph-rsid="00052cd0" style:font-size-asian="10pt" style:font-size-complex="10pt"/>
    </style:style>
    <style:style style:name="P5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bold" officeooo:rsid="00052cd0" officeooo:paragraph-rsid="000f2d88" style:font-size-asian="10pt" style:font-size-complex="10pt"/>
    </style:style>
    <style:style style:name="P6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normal" officeooo:rsid="000693e7" officeooo:paragraph-rsid="000693e7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fo:font-size="10pt" officeooo:paragraph-rsid="000a55de" style:font-size-asian="10pt" style:font-size-complex="10pt"/>
    </style:style>
    <style:style style:name="P8" style:family="paragraph" style:parent-style-name="Text_20_body">
      <style:paragraph-properties fo:line-height="100%" fo:text-align="justify" style:justify-single-word="false"/>
      <style:text-properties fo:font-size="10pt" officeooo:rsid="000f8069" officeooo:paragraph-rsid="000f8069" style:font-size-asian="10pt" style:font-size-complex="10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Liberation Serif" fo:font-size="10pt" fo:font-weight="normal" officeooo:rsid="00052cd0" officeooo:paragraph-rsid="000885b5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Liberation Serif" fo:font-size="10pt" fo:font-weight="normal" officeooo:rsid="00052cd0" officeooo:paragraph-rsid="000ad5c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Liberation Serif" fo:font-size="10pt" fo:font-weight="bold" officeooo:rsid="00052cd0" officeooo:paragraph-rsid="00052cd0" style:font-size-asian="10pt" style:font-weight-asian="bold" style:font-size-complex="10pt" style:font-weight-complex="bold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officeooo:paragraph-rsid="000f2d88"/>
    </style:style>
    <style:style style:name="P14" style:family="paragraph" style:parent-style-name="Heading_20_1">
      <style:paragraph-properties fo:line-height="100%" fo:text-align="justify" style:justify-single-word="false"/>
      <style:text-properties fo:color="#000000" style:font-name="Liberation Serif" fo:font-size="10pt" officeooo:rsid="000a55de" officeooo:paragraph-rsid="000a55de" style:font-size-asian="10pt" style:font-size-complex="10pt"/>
    </style:style>
    <style:style style:name="P15" style:family="paragraph" style:parent-style-name="Heading_20_1">
      <style:paragraph-properties fo:line-height="100%" fo:text-align="justify" style:justify-single-word="false"/>
      <style:text-properties fo:color="#000000" style:font-name="Liberation Serif" fo:font-size="10pt" style:font-size-asian="10pt" style:font-size-complex="10pt"/>
    </style:style>
    <style:style style:name="P16" style:family="paragraph" style:parent-style-name="Title">
      <style:paragraph-properties fo:line-height="100%" fo:text-align="center" style:justify-single-word="false"/>
      <style:text-properties style:font-name="Liberation Serif" fo:font-size="10pt" style:font-size-asian="10pt" style:font-size-complex="10pt"/>
    </style:style>
    <style:style style:name="T1" style:family="text">
      <style:text-properties fo:color="#000000" officeooo:rsid="000693e7"/>
    </style:style>
    <style:style style:name="T2" style:family="text">
      <style:text-properties fo:color="#000000" officeooo:rsid="000885b5"/>
    </style:style>
    <style:style style:name="T3" style:family="text">
      <style:text-properties fo:color="#000000" style:font-name="Liberation Serif" fo:font-size="10pt" fo:font-weight="normal" officeooo:rsid="000f2d88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Serif" fo:font-weight="bold" officeooo:rsid="000a55de"/>
    </style:style>
    <style:style style:name="T5" style:family="text">
      <style:text-properties fo:color="#000000" style:font-name="Liberation Serif" fo:font-weight="normal" officeooo:rsid="000693e7" style:font-weight-asian="normal" style:font-weight-complex="normal"/>
    </style:style>
    <style:style style:name="T6" style:family="text">
      <style:text-properties fo:color="#000000" style:font-name="Liberation Serif" fo:font-weight="normal" officeooo:rsid="000a55de" style:font-weight-asian="normal" style:font-weight-complex="normal"/>
    </style:style>
    <style:style style:name="T7" style:family="text">
      <style:text-properties fo:color="#000000" officeooo:rsid="000a55de"/>
    </style:style>
    <style:style style:name="T8" style:family="text">
      <style:text-properties fo:color="#000000" officeooo:rsid="000ad5c4"/>
    </style:style>
    <style:style style:name="T9" style:family="text">
      <style:text-properties fo:color="#000000" officeooo:rsid="000cca30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a55de"/>
    </style:style>
    <style:style style:name="T12" style:family="text">
      <style:text-properties fo:font-variant="normal" fo:text-transform="none" fo:color="#000000" style:font-name="Liberation Serif" fo:font-weight="normal" officeooo:rsid="000a55de" style:font-weight-asian="normal" style:font-weight-complex="normal"/>
    </style:style>
    <style:style style:name="T13" style:family="text">
      <style:text-properties fo:font-variant="normal" fo:text-transform="none" fo:color="#000000" style:font-name="Liberation Serif" fo:font-weight="normal" officeooo:rsid="000693e7" style:font-weight-asian="normal" style:font-weight-complex="normal"/>
    </style:style>
    <style:style style:name="T14" style:family="text">
      <style:text-properties officeooo:rsid="000ad5c4"/>
    </style:style>
    <style:style style:name="T15" style:family="text">
      <style:text-properties officeooo:rsid="000f2d8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2d88" style:font-weight-asian="normal" style:font-weight-complex="normal"/>
    </style:style>
    <style:style style:name="T18" style:family="text">
      <style:text-properties fo:font-weight="normal" officeooo:rsid="000f806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STL</text:p>
      <text:h text:style-name="P14" text:outline-level="1">Liberation Serif</text:h>
      <text:h text:style-name="P15" text:outline-level="1">Task: MTV Define Domain Scope</text:h>
      <text:p text:style-name="P2"/>
      <text:p text:style-name="P3">Outlining Domain Synopsis  </text:p>
      <text:p text:style-name="P9"><text:span text:style-name="T8">Team Agent of m</text:span><text:span text:style-name="T1">ulti-</text:span><text:span text:style-name="T8">a</text:span><text:span text:style-name="T1">gent Programming Context </text:span><text:span text:style-name="T2">(</text:span><text:span text:style-name="T8">T</text:span><text:span text:style-name="T2">APC)</text:span><text:span text:style-name="T1"> </text:span><text:span text:style-name="T2">est un système d’intelligence coopérative qui a pour objective de gagner </text:span><text:span text:style-name="T7">le </text:span><text:span text:style-name="T2">plus </text:span><text:span text:style-name="T7">d'</text:span><text:span text:style-name="T2">argent possible en réalisant </text:span><text:span text:style-name="T9">des</text:span><text:span text:style-name="T2"> tâche</text:span><text:span text:style-name="T9">s</text:span><text:span text:style-name="T2"> comprise entre acquisition, assemblage et transportation des marchandises.</text:span></text:p>
      <text:p text:style-name="P11"/>
      <text:p text:style-name="P12">Refining Domain Synopsis</text:p>
      <text:p text:style-name="P4"><text:span text:style-name="T14">Team Agent of <text:s/>multi-agent Programming Context (TAPC) </text:span>Domain Synopsis :</text:p>
      <text:p text:style-name="P7"><text:span text:style-name="T4">1) </text:span><text:span text:style-name="T10">Extend the one-sentence domain </text:span><text:span text:style-name="T11">t</text:span>ry to focus on the essential nature, scope, and variety of systems in the domain.</text:p>
      <text:p text:style-name="P5"><text:span text:style-name="T15">Multi-Agent Programming Context : </text:span><text:span text:style-name="T17">Compétitions entre des équipe d'agent </text:span><text:span text:style-name="T18">chaque équipe est </text:span><text:span text:style-name="T17">composé de </text:span><text:span text:style-name="T18">plusieurs</text:span><text:span text:style-name="T17"> agent </text:span><text:span text:style-name="T18">qui on </text:span><text:span text:style-name="T17"> :</text:span></text:p>
      <text:list xml:id="list5849487799422589593" text:style-name="L1">
        <text:list-item>
          <text:p text:style-name="P13"><text:span text:style-name="T3">agent car (voiture)</text:span></text:p>
        </text:list-item>
        <text:list-item>
          <text:p text:style-name="P13"><text:span text:style-name="T3">agent drone </text:span></text:p>
        </text:list-item>
        <text:list-item>
          <text:p text:style-name="P13"><text:span text:style-name="T3">agent motorcycle (moto)</text:span></text:p>
        </text:list-item>
        <text:list-item>
          <text:p text:style-name="P13"><text:span text:style-name="T3">agent truck (camion)</text:span></text:p>
        </text:list-item>
      </text:list>
      <text:p text:style-name="P8"><text:span text:style-name="T11">L</text:span><text:span text:style-name="T10">es agents sont </text:span></text:p>
      <text:p text:style-name="P7"><text:span text:style-name="T11"/></text:p>
      <text:p text:style-name="P7"><text:span text:style-name="T11">2)</text:span><text:span text:style-name="T10">Characterize the type of problem that systems in the domain solve, and the external environment (.i.e, users, systems, devices) with which systems interact. </text:span></text:p>
      <text:p text:style-name="P7"><text:span text:style-name="T11">3)</text:span><text:span text:style-name="T10">Describe the observable behavior that systems exhibit in solving the problem. </text:span></text:p>
      <text:p text:style-name="P7"><text:span text:style-name="T12">4)</text:span><text:span text:style-name="T13"> </text:span><text:span text:style-name="T5">You might also establish significant constraints concerning how the systems operate in terms of performance, reliability, or distribution concerns</text:span></text:p>
      <text:p text:style-name="P7"><text:span text:style-name="T6">5)</text:span>Describe the primary functions performed by every system in the domain and any important functions performed by only some systems. Maintain a black-box perspective when describing functional aspects of the system.</text:p>
      <text:p text:style-name="P6"/>
      <text:p text:style-name="P11"/>
      <text:p text:style-name="P10"><text:span text:style-name="T1">Multi-Agent Programming Context </text:span><text:span text:style-name="T2">(MAPC)</text:span><text:span text:style-name="T1">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32:27.319000000</meta:creation-date>
    <dc:date>2016-03-15T12:22:09.548000000</dc:date>
    <meta:editing-duration>PT20M3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9" meta:word-count="204" meta:character-count="1399" meta:non-whitespace-character-count="1209"/>
  </office:meta>
</office:document-meta>
</file>